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Unifont1" svg:font-family="Unifont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5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7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0f74de" style:font-size-asian="24pt" style:font-size-complex="2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24pt" officeooo:rsid="00a5e1b9" officeooo:paragraph-rsid="00a5e1b9" style:font-size-asian="24pt" style:font-size-complex="24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24pt" officeooo:rsid="00a5e1b9" officeooo:paragraph-rsid="00adaa92" style:font-size-asian="24pt" style:font-size-complex="24pt"/>
    </style:style>
    <style:style style:name="P12" style:family="paragraph" style:parent-style-name="Standard">
      <style:paragraph-properties fo:text-align="center" style:justify-single-word="false"/>
      <style:text-properties fo:font-size="109.699996948242pt" officeooo:rsid="00a5e1b9" officeooo:paragraph-rsid="00a5e1b9" style:font-size-asian="96pt" style:font-size-complex="109.699996948242pt"/>
    </style:style>
    <style:style style:name="P13" style:family="paragraph" style:parent-style-name="Standard">
      <style:paragraph-properties fo:text-align="start" style:justify-single-word="false"/>
      <style:text-properties officeooo:paragraph-rsid="00a74bda"/>
    </style:style>
    <style:style style:name="P14" style:family="paragraph" style:parent-style-name="Standard">
      <style:paragraph-properties fo:text-align="start" style:justify-single-word="false"/>
      <style:text-properties officeooo:paragraph-rsid="00adaa92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adaa92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a5e1b9" officeooo:paragraph-rsid="00a5e1b9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a5e1b9" officeooo:paragraph-rsid="00adaa92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a74bda" officeooo:paragraph-rsid="00a74bda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a74bda" officeooo:paragraph-rsid="00adaa92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adaa92" officeooo:paragraph-rsid="00adaa92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25.1000003814697pt" officeooo:rsid="00133c83" officeooo:paragraph-rsid="000f74de" style:font-size-asian="22pt" style:font-size-complex="25.1000003814697pt"/>
    </style:style>
    <style:style style:name="P23" style:family="paragraph" style:parent-style-name="Standard">
      <style:paragraph-properties fo:text-align="start" style:justify-single-word="false"/>
      <style:text-properties officeooo:rsid="00a74bda" officeooo:paragraph-rsid="00a74bda"/>
    </style:style>
    <style:style style:name="P24" style:family="paragraph" style:parent-style-name="Standard">
      <style:paragraph-properties fo:text-align="start" style:justify-single-word="false"/>
      <style:text-properties officeooo:rsid="00a74bda" officeooo:paragraph-rsid="00adaa92"/>
    </style:style>
    <style:style style:name="P25" style:family="paragraph" style:parent-style-name="Standard">
      <style:paragraph-properties fo:text-align="start" style:justify-single-word="false"/>
      <style:text-properties officeooo:rsid="00aa631f" officeooo:paragraph-rsid="00aa631f"/>
    </style:style>
    <style:style style:name="P26" style:family="paragraph" style:parent-style-name="Standard">
      <style:paragraph-properties fo:text-align="start" style:justify-single-word="false"/>
      <style:text-properties fo:font-size="22pt" officeooo:rsid="000f74de" officeooo:paragraph-rsid="00adaa92" style:font-size-asian="22pt" style:font-size-complex="22pt"/>
    </style:style>
    <style:style style:name="P27" style:family="paragraph" style:parent-style-name="Standard">
      <style:paragraph-properties fo:text-align="start" style:justify-single-word="false"/>
      <style:text-properties fo:font-size="22pt" officeooo:rsid="0047785d" officeooo:paragraph-rsid="00adaa92" style:font-size-asian="22pt" style:font-size-complex="22pt"/>
    </style:style>
    <style:style style:name="T1" style:family="text">
      <style:text-properties officeooo:rsid="00a5e1b9"/>
    </style:style>
    <style:style style:name="T2" style:family="text">
      <style:text-properties officeooo:rsid="00a74bda"/>
    </style:style>
    <style:style style:name="T3" style:family="text">
      <style:text-properties fo:font-size="13.6999998092651pt" style:font-size-asian="12pt" style:font-size-complex="13.6999998092651pt"/>
    </style:style>
    <style:style style:name="T4" style:family="text">
      <style:text-properties fo:font-size="13.6999998092651pt" officeooo:rsid="00a74bda" style:font-size-asian="12pt" style:font-size-complex="13.6999998092651pt"/>
    </style:style>
    <style:style style:name="T5" style:family="text">
      <style:text-properties fo:font-size="13.6999998092651pt" officeooo:rsid="00a8ac5a" style:font-size-asian="12pt" style:font-size-complex="13.6999998092651pt"/>
    </style:style>
    <style:style style:name="T6" style:family="text">
      <style:text-properties fo:font-size="13.6999998092651pt" officeooo:rsid="00aa631f" style:font-size-asian="12pt" style:font-size-complex="13.6999998092651pt"/>
    </style:style>
    <style:style style:name="T7" style:family="text">
      <style:text-properties officeooo:rsid="00adaa92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officeooo:rsid="00a5e1b9" style:font-size-asian="24pt" style:font-size-complex="2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通信</text:p>
      <text:p text:style-name="P1"/>
      <text:p text:style-name="P1"/>
      <text:p text:style-name="P1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5">もくじ</text:p>
      <text:p text:style-name="P3"/>
      <text:list xml:id="list3608846825" text:style-name="L1">
        <text:list-item>
          <text:p text:style-name="P11">ajax通信<text:span text:style-name="T8">(javascript ⇔ python)</text:span></text:p>
        </text:list-item>
        <text:list-item>
          <text:p text:style-name="P10">pythonでHTML出力</text:p>
          <text:p text:style-name="P9"/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1.<text:span text:style-name="T1">ajax通信(javascript ⇔ python)</text:span></text:p>
      <text:p text:style-name="P7"/>
      <text:p text:style-name="P15">・<text:span text:style-name="T1">GETで通信</text:span></text:p>
      <text:p text:style-name="P15">※<text:span text:style-name="T1">GETの場合は、受信のみに使う</text:span></text:p>
      <text:p text:style-name="P15"/>
      <text:p text:style-name="P17">・main.js</text:p>
      <text:p text:style-name="P17"/>
      <text:p text:style-name="P17">let xhr = new XMLHttpRequest();<text:tab/>// XMLHttpRequestのインスタンス作成</text:p>
      <text:p text:style-name="P17"/>
      <text:p text:style-name="P17">xhr.open(‘GET’, ‘<text:span text:style-name="T2">receive.py</text:span>’);<text:tab/>// ファイルとの通信を開く</text:p>
      <text:p text:style-name="P17">xhr.responseType = ‘text’;<text:tab/><text:tab/>// 受け取るデータを指定</text:p>
      <text:p text:style-name="P17">xhr.send();<text:tab/><text:tab/><text:tab/><text:tab/><text:tab/>// データの送信</text:p>
      <text:p text:style-name="P17"/>
      <text:p text:style-name="P17">xhr.onreadystatechange = function() {<text:tab/><text:tab/><text:tab/>// データを受信</text:p>
      <text:p text:style-name="P17"><text:tab/>if(xhr.redyState === 4 &amp;&amp; xhr.status === 200) {<text:tab/>// もし、通信完了<text:span text:style-name="T2">&amp;通信成功なら</text:span></text:p>
      <text:p text:style-name="P17"><text:tab/><text:tab/>console.log(xhr.responseText);<text:tab/><text:tab/>// 情報を取得する</text:p>
      <text:p text:style-name="P17"><text:tab/>}</text:p>
      <text:p text:style-name="P17">}</text:p>
      <text:p text:style-name="P17"/>
      <text:p text:style-name="P17"/>
      <text:p text:style-name="P19">・receive.py</text:p>
      <text:p text:style-name="P19"/>
      <text:p text:style-name="P13"><text:span text:style-name="T4">#!/usr/bin/env python3<text:tab/><text:tab/>// pythonの実行ファイルの場所は、</text:span></text:p>
      <text:p text:style-name="P13"><text:span text:style-name="T4"><text:tab/><text:tab/><text:tab/><text:tab/><text:tab/><text:tab/>import sys</text:span></text:p>
      <text:p text:style-name="P13"><text:span text:style-name="T4"><text:tab/><text:tab/><text:tab/><text:tab/><text:tab/><text:tab/>sys.executable</text:span></text:p>
      <text:p text:style-name="P13"><text:span text:style-name="T4"><text:s text:c="2"/><text:tab/><text:tab/><text:tab/><text:tab/><text:tab/>で、調べられる。</text:span></text:p>
      <text:p text:style-name="P23"><text:span text:style-name="T3"># _*_ coding: utf-8 _*_<text:tab/><text:tab/>// エンコードのおまじない</text:span></text:p>
      <text:p text:style-name="P23"><text:span text:style-name="T3"/></text:p>
      <text:p text:style-name="P23"><text:span text:style-name="T3">import sys</text:span></text:p>
      <text:p text:style-name="P23"><text:span text:style-name="T3"/></text:p>
      <text:p text:style-name="P23"><text:span text:style-name="T3">receive = “文字列”<text:tab/><text:tab/><text:tab/><text:tab/>// 文字列を変数に保存</text:span></text:p>
      <text:p text:style-name="P23"><text:span text:style-name="T3">receive = receive + “OK!”<text:tab/><text:tab/>// 文字列にOK!を追加</text:span></text:p>
      <text:p text:style-name="P23"><text:span text:style-name="T3"/></text:p>
      <text:p text:style-name="P23"><text:span text:style-name="T3">print(“Content-type: text/html\n”)<text:tab/>// ヘッダーをまず送信する（大事</text:span><text:span text:style-name="T5">）</text:span></text:p>
      <text:p text:style-name="P23"><text:span text:style-name="T3">print(recieve)<text:tab/><text:tab/><text:tab/><text:tab/>// 文字列送信</text:span></text:p>
      <text:p text:style-name="P23"><text:span text:style-name="T3"/></text:p>
      <text:p text:style-name="P23"><text:soft-page-break/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16">・<text:span text:style-name="T7">POSTで通信</text:span></text:p>
      <text:p text:style-name="P16">※<text:span text:style-name="T7">POSTの場合は、送受信に使う</text:span></text:p>
      <text:p text:style-name="P16"/>
      <text:p text:style-name="P18">・main.js</text:p>
      <text:p text:style-name="P18"/>
      <text:p text:style-name="P18">let xhr = new XMLHttpRequest();<text:tab/>// XMLHttpRequestのインスタンス作成</text:p>
      <text:p text:style-name="P18"/>
      <text:p text:style-name="P18">xhr.open(‘<text:span text:style-name="T7">POST</text:span>’, ‘<text:span text:style-name="T2">receive.py</text:span>’);<text:tab/><text:tab/>// ファイルとの通信を開く</text:p>
      <text:p text:style-name="P21">xhr.setRequestHeader(“content-type”, “application/x-www-form-urlencoded;charset=UTF-8”);<text:tab/><text:tab/>// 正しく受信するために必要</text:p>
      <text:p text:style-name="P18">xhr.send(“文字列”);<text:tab/><text:tab/><text:tab/>// データの送信 <text:span text:style-name="T7">(“データを指定”)</text:span></text:p>
      <text:p text:style-name="P18"/>
      <text:p text:style-name="P18">xhr.onreadystatechange = function() {<text:tab/><text:tab/><text:tab/>// データを受信</text:p>
      <text:p text:style-name="P18"><text:tab/>if(xhr.redyState === 4 &amp;&amp; xhr.status === 200) {<text:tab/>// もし、通信完了<text:span text:style-name="T2">&amp;通信成功なら</text:span></text:p>
      <text:p text:style-name="P18"><text:tab/><text:tab/>console.log(xhr.responseText);<text:tab/><text:tab/>// 情報を取得する</text:p>
      <text:p text:style-name="P18"><text:tab/>}</text:p>
      <text:p text:style-name="P18">}</text:p>
      <text:p text:style-name="P18"/>
      <text:p text:style-name="P18"/>
      <text:p text:style-name="P20">・receive.py</text:p>
      <text:p text:style-name="P20"/>
      <text:p text:style-name="P14"><text:span text:style-name="T4">#!/usr/bin/env python3<text:tab/><text:tab/>// pythonの実行ファイルの場所は、</text:span></text:p>
      <text:p text:style-name="P14"><text:span text:style-name="T4"><text:tab/><text:tab/><text:tab/><text:tab/><text:tab/><text:tab/>import sys</text:span></text:p>
      <text:p text:style-name="P14"><text:span text:style-name="T4"><text:tab/><text:tab/><text:tab/><text:tab/><text:tab/><text:tab/>sys.executable</text:span></text:p>
      <text:p text:style-name="P14"><text:span text:style-name="T4"><text:s text:c="2"/><text:tab/><text:tab/><text:tab/><text:tab/><text:tab/>で、調べられる。</text:span></text:p>
      <text:p text:style-name="P24"><text:span text:style-name="T3"># _*_ coding: utf-8 _*_<text:tab/><text:tab/>// エンコードのおまじない</text:span></text:p>
      <text:p text:style-name="P24"><text:span text:style-name="T3"/></text:p>
      <text:p text:style-name="P24"><text:span text:style-name="T3">import sys</text:span></text:p>
      <text:p text:style-name="P24"><text:span text:style-name="T3"/></text:p>
      <text:p text:style-name="P24"><text:span text:style-name="T3">receive = “文字列”<text:tab/><text:tab/><text:tab/><text:tab/>// 文字列を変数に保存</text:span></text:p>
      <text:p text:style-name="P24"><text:soft-page-break/><text:span text:style-name="T3">receive = receive + “OK!”<text:tab/><text:tab/>// 文字列にOK!を追加</text:span></text:p>
      <text:p text:style-name="P24"><text:span text:style-name="T3"/></text:p>
      <text:p text:style-name="P24"><text:span text:style-name="T3">print(“Content-type: text/html\n”)<text:tab/>// ヘッダーをまず送信する（大事</text:span><text:span text:style-name="T5">）</text:span></text:p>
      <text:p text:style-name="P24"><text:span text:style-name="T3">print(recieve)<text:tab/><text:tab/><text:tab/><text:tab/>// 文字列送信</text:span></text:p>
      <text:p text:style-name="P24"><text:span text:style-name="T3"/></text:p>
      <text:p text:style-name="P23"><text:span text:style-name="T3"/></text:p>
      <text:p text:style-name="P23"><text:span text:style-name="T3">※</text:span><text:span text:style-name="T6">sys.stdin.readline()は、input()でも代用できる。</text:span></text:p>
      <text:p text:style-name="P25"><text:span text:style-name="T3"><text:tab/>sys.stdin.readline()の方が、ちょっとだけ通信速度が速い。</text:span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6"><text:span text:style-name="T7">2</text:span>.<text:span text:style-name="T9">pythonでHTML出力</text:span></text:p>
      <text:p text:style-name="P27"/>
      <text:p text:style-name="P16"><text:span text:style-name="T7">1.python内のHTMLを出力</text:span></text:p>
      <text:p text:style-name="P16"/>
      <text:p text:style-name="P21">・index.py</text:p>
      <text:p text:style-name="P21">#!/usr/bin/env python3</text:p>
      <text:p text:style-name="P21"># _*_ coding: utf-8 _*_</text:p>
      <text:p text:style-name="P21"/>
      <text:p text:style-name="P21">print(“Content-type: text/html\n”)<text:tab/>// ヘッダーを送信</text:p>
      <text:p text:style-name="P21"/>
      <text:p text:style-name="P21">html = “””</text:p>
      <text:p text:style-name="P21">&lt;!DOCTYPE html&gt;</text:p>
      <text:p text:style-name="P21">&lt;html&gt;</text:p>
      <text:p text:style-name="P21">&lt;head&gt;</text:p>
      <text:p text:style-name="P21"><text:tab/>&lt;meta charset=”UTF-8”&gt;</text:p>
      <text:p text:style-name="P21"><text:tab/>&lt;title&gt;html出力テスト&lt;/title&gt;</text:p>
      <text:p text:style-name="P21"><text:tab/>&lt;link rel=”stylesheet” href=”style.css”&gt;</text:p>
      <text:p text:style-name="P21"><text:tab/>&lt;script src=”main.js” defer&gt;&lt;/script&gt;</text:p>
      <text:p text:style-name="P21">&lt;/head&gt;</text:p>
      <text:p text:style-name="P21">&lt;body&gt;</text:p>
      <text:p text:style-name="P21"><text:soft-page-break/><text:tab/>&lt;p&gt;これは、pythonで作られたhtmlです&lt;/p&gt;</text:p>
      <text:p text:style-name="P21">&lt;/body&gt;</text:p>
      <text:p text:style-name="P21">&lt;/html&gt;</text:p>
      <text:p text:style-name="P21">“””</text:p>
      <text:p text:style-name="P21"/>
      <text:p text:style-name="P21">print(html)<text:tab/><text:tab/>// htmlを標準出力</text:p>
      <text:p text:style-name="P21"/>
      <text:p text:style-name="P21"/>
      <text:p text:style-name="P21"/>
      <text:p text:style-name="P21"/>
      <text:p text:style-name="P21"/>
      <text:p text:style-name="P21">2.HTMLファイルを読み込んで、pythonで出力</text:p>
      <text:p text:style-name="P21"/>
      <text:p text:style-name="P21">・index.py</text:p>
      <text:p text:style-name="P21">#!/usr/bin/env python3</text:p>
      <text:p text:style-name="P21"># _*_ coding: utf-8 _*_</text:p>
      <text:p text:style-name="P21"/>
      <text:p text:style-name="P21">print(“content-type: text/html\n”)<text:tab/>// ヘッダー送信（大事）</text:p>
      <text:p text:style-name="P21"/>
      <text:p text:style-name="P21">with open(“index.html”, “r”, encoding=”utf-8”) as f:</text:p>
      <text:p text:style-name="P21"><text:tab/>print(f.read() + “&lt;p&gt;文字列を追加することもできる&lt;/p&gt;”)</text:p>
      <text:p text:style-name="P21"/>
      <text:p text:style-name="P21"/>
      <text:p text:style-name="P21"/>
      <text:p text:style-name="P21">・index.html</text:p>
      <text:p text:style-name="P21">&lt;!DOCTYPE html&gt;</text:p>
      <text:p text:style-name="P21">&lt;html&gt;</text:p>
      <text:p text:style-name="P21">&lt;head&gt;</text:p>
      <text:p text:style-name="P21"><text:tab/>&lt;meta charset=”UTF-8”&gt;</text:p>
      <text:p text:style-name="P21"><text:tab/>&lt;link rel=”stylesheet” href=”style.css”&gt;</text:p>
      <text:p text:style-name="P21"><text:tab/>&lt;script src=”main.js” defer&gt;&lt;/script&gt;</text:p>
      <text:p text:style-name="P21">&lt;/head&gt;</text:p>
      <text:p text:style-name="P21">&lt;body&gt;</text:p>
      <text:p text:style-name="P21"><text:tab/>&lt;p&gt;これは、テスト&lt;/p&gt;</text:p>
      <text:p text:style-name="P21">&lt;/body&gt;</text:p>
      <text:p text:style-name="P21">&lt;/html&gt;</text:p>
      <text:p text:style-name="P21"/>
      <text:p text:style-name="P21"/>
      <text:p text:style-name="P21"/>
      <text:p text:style-name="P19"/>
      <text:p text:style-name="P15"/>
      <text:p text:style-name="P15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Unifont1" svg:font-family="Unifont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4-23T17:03:49.855006767</dc:date>
    <meta:editing-duration>PT7H16M46S</meta:editing-duration>
    <meta:editing-cycles>77</meta:editing-cycles>
    <meta:generator>LibreOffice/6.0.7.3$Linux_X86_64 LibreOffice_project/00m0$Build-3</meta:generator>
    <meta:document-statistic meta:table-count="0" meta:image-count="0" meta:object-count="0" meta:page-count="7" meta:paragraph-count="93" meta:word-count="679" meta:character-count="2355" meta:non-whitespace-character-count="2107"/>
  </office:meta>
</office:document-meta>
</file>